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8.4cm" presentation:class="title" presentation:user-transformed="true">
          <draw:text-box>
            <text:p text:style-name="P1">Three Party Billing Interactive De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i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ourly billing pricing with the provider only learning the bill total for a full billing period </text:p>
                <text:list>
                  <text:list-item>
                    <text:p>My code makes no practical limitation on the billing period</text:p>
                  </text:list-item>
                  <text:list-item>
                    <text:p>The prices are given per hour of a week</text:p>
                    <text:list>
                      <text:list-item>
                        <text:p>This is not directly configurable but nor would it be a difficult change</text:p>
                      </text:list-item>
                    </text:list>
                  </text:list-item>
                </text:list>
              </text:list-item>
              <text:list-item>
                <text:p>Minimal functionality on the meter so as to minimise it’s vulnerability and performance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col Parties – Smart Meter</text:p>
          </draw:text-box>
        </draw:frame>
        <draw:frame presentation:style-name="pr3" draw:layer="layout" svg:width="25.199cm" svg:height="12.179cm" svg:x="1.4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ly transmits consumption data, authenticated but not confidential</text:p>
              </text:list-item>
              <text:list-item>
                <text:p>Trusted by provi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col Parties - Custom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t trusted by the provider</text:p>
              </text:list-item>
              <text:list-item>
                <text:p>Relays consumption statistic from the meter to the provider</text:p>
              </text:list-item>
              <text:list-item>
                <text:p>Calculates bills</text:p>
              </text:list-item>
              <text:list-item>
                <text:p>Communication between the customer and provider is confidential and authenticated (using my protoco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col Parties - Provid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s the prices</text:p>
              </text:list-item>
              <text:list-item>
                <text:p>Verifies the bill calculated by the custom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tu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erate long term keys</text:p>
                <text:list>
                  <text:list-item>
                    <text:p>Done once beforehand</text:p>
                  </text:list-item>
                </text:list>
              </text:list-item>
              <text:list-item>
                <text:p>Start Provider</text:p>
              </text:list-item>
              <text:list-item>
                <text:p>Start Customer</text:p>
                <text:list>
                  <text:list-item>
                    <text:p>Key exchange between customer and provider</text:p>
                  </text:list-item>
                </text:list>
              </text:list-item>
              <text:list-item>
                <text:p>Start Smart Meter</text:p>
              </text:list-item>
              <text:list-item>
                <text:p>Now all parties have interactive shells. Available commands are displayed using ‘help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sume some uni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ter&gt; consume 3 0</text:p>
                <text:list>
                  <text:list-item>
                    <text:p>3 units in the 0’th (first) hour of the week</text:p>
                  </text:list-item>
                  <text:list-item>
                    <text:p>The slight delay is while the meter comes up with a large random number and commits to the reading</text:p>
                  </text:list-item>
                </text:list>
              </text:list-item>
              <text:list-item>
                <text:p>meter&gt; consume 1 1</text:p>
                <text:list>
                  <text:list-item>
                    <text:p>1 unit in the 1’th (second) hour of the week</text:p>
                  </text:list-item>
                </text:list>
              </text:list-item>
              <text:list-item>
                <text:p>For this demonstration, all the prices are initially set at 1 per unit.</text:p>
                <text:list>
                  <text:list-item>
                    <text:p>So the bill should b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ing consum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s they occur, each consumption amount was sent to the Customer</text:p>
              </text:list-item>
              <text:list-item>
                <text:p>These were sent in the clear (but signed) so as to minimise the computation required on the meter</text:p>
                <text:list>
                  <text:list-item>
                    <text:p>The library allows for fully encrypted communication just as easily</text:p>
                  </text:list-item>
                </text:list>
              </text:list-item>
              <text:list-item>
                <text:p>customer&gt; cons_t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culate and send the bil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forehand checks for new consumption measurements and price changes</text:p>
              </text:list-item>
              <text:list-item>
                <text:p>As expected the bill is 4</text:p>
              </text:list-item>
              <text:list-item>
                <text:p>Sent authenticated and confidenti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ider receiving the bil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vider&gt; get_bill</text:p>
              </text:list-item>
              <text:list-item>
                <text:p>Proves that the bill was calculated honestly using only data signed by the meter – without revealing anything about the measurements</text:p>
              </text:list-item>
              <text:list-item>
                <text:p>In a real system we would enforce a reading for every hour of the week so that the customer cannot ignore any (unimplemented here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a Pr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we can consume something on the meter as the meter does not know anything about the pricing</text:p>
              </text:list-item>
              <text:list-item>
                <text:p>meter&gt; consume 2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a Pr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vider now changes the price</text:p>
              </text:list-item>
              <text:list-item>
                <text:p>provider&gt; change_price 10 1</text:p>
                <text:list>
                  <text:list-item>
                    <text:p>The second hour of the week now costs 10 per unit</text:p>
                  </text:list-item>
                  <text:list-item>
                    <text:p>So the bill should be 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a Pri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er&gt; send_bill</text:p>
              </text:list-item>
              <text:list-item>
                <text:p>The bill is 20, as expected</text:p>
              </text:list-item>
              <text:list-item>
                <text:p>Under the old pricing it would have been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a Pr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vider&gt; get_bi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1:04:39.446039429</meta:creation-date>
    <meta:generator>LibreOffice/5.1.6.2$Linux_X86_64 LibreOffice_project/10m0$Build-2</meta:generator>
    <dc:date>2017-03-06T21:39:34.817237371</dc:date>
    <meta:editing-duration>PT24M12S</meta:editing-duration>
    <meta:editing-cycles>5</meta:editing-cycles>
    <meta:document-statistic meta:object-count="76"/>
  </office:meta>
</office:document-meta>
</file>